
<file path=META-INF/manifest.xml><?xml version="1.0" encoding="utf-8"?>
<manifest:manifest xmlns:manifest="urn:oasis:names:tc:opendocument:xmlns:manifest:1.0">
  <manifest:file-entry manifest:full-path="OleObj1"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left" fo:margin-bottom="10.00pt"/>
    </style:style>
    <style:style style:name="P2" style:family="paragraph">
      <style:paragraph-properties fo:line-height="100.00%" fo:text-align="left" fo:margin-bottom="10.00pt"/>
    </style:style>
    <style:style style:name="P3" style:family="paragraph">
      <style:paragraph-properties fo:line-height="115.00%" fo:text-align="left" fo:margin-bottom="10.00pt"/>
    </style:style>
  </office:automatic-styles>
  <office:body>
    <office:text>
      <text:p text:style-name="P1"><text:span text:style-name="T1">The task is to develop a program to compute how to produce a sail using standardized sheets of fabric.</text:span></text:p>
      <text:p text:style-name="P1"><text:span text:style-name="T1"/></text:p>
      <text:p text:style-name="P1"><text:span text:style-name="T1">We assume there is a fabric produced in rectangular sheets, the size of the sheet is known (width and height). Next, there is a request to produce a rectangular sail (again, width and height is given). The program reads the dimensions and computes the number of fabric sheets needed to produce the sail.</text:span></text:p>
      <text:p text:style-name="P1"><text:span text:style-name="T1"/></text:p>
      <text:p text:style-name="P1"><text:span text:style-name="T1">The computation is slightly more complicated, we assume there is an overlap needed in the places where the sheets are sewed. Thus the program reads the size of the fabric, the size of the sail and compares them. If the fabric sheets must be sewed, the program further asks for the width of the required overlap.</text:span></text:p>
      <text:p text:style-name="P1"><text:span text:style-name="T1"/></text:p>
      <text:p text:style-name="P1"><text:span text:style-name="T1">We assume the fabric sheets are sewed in a rectangular grid, i.e. all the rectangles are aligned in the same orientation. Moreover, we assume that the extra material (that exceeds the size of the sail) must be discarded (cannot be re-used).</text:span></text:p>
      <text:p text:style-name="P2"><draw:frame text:anchor-type="as-char" svg:width="107.95mm" svg:height="184.15mm" style:rel-width="scale" style:rel-height="scale"><draw:object-ole xlink:href="OleObj1"/><draw:image xlink:href="ObjectReplacements/OleObj1"/></draw:frame><text:span text:style-name="T1"/></text:p>
      <text:p text:style-name="P2"><text:span text:style-name="T1">The input of the program consists of:</text:span></text:p>
      <text:p text:style-name="P2"><text:span text:style-name="T1"/></text:p>
      <text:p text:style-name="P2"><text:span text:style-name="T1"><text:s text:c="4"/>the dimensions of the fabric sheet,</text:span></text:p>
      <text:p text:style-name="P2"><text:span text:style-name="T1"><text:s text:c="4"/>the dimensions of the sail, and</text:span></text:p>
      <text:p text:style-name="P2"><text:span text:style-name="T1"><text:s text:c="4"/>the width of the overlap (only if the fabric must be actually sewed).</text:span></text:p>
      <text:p text:style-name="P2"><text:span text:style-name="T1"/></text:p>
      <text:p text:style-name="P2"><text:span text:style-name="T1">The output of the program is the minimal number of the fabric sheets needed to produce the sail. Some combinations of dimensions may cause the sail cannot be produced, an extra output is displayed in such a case (see below).</text:span></text:p>
      <text:p text:style-name="P2"><text:span text:style-name="T1"/></text:p>
      <text:p text:style-name="P2"><text:span text:style-name="T1">The program must validate input data. If the input is invalid, the program must detect it, it shall output an error message (see below) and terminate. If displayed, the error message must be displayed to the standard output (do not send it to the error output) and the error message must be terminated by a newline (\n). The input is considered invalid, if:</text:span></text:p>
      <text:p text:style-name="P2"><text:span text:style-name="T1"/></text:p>
      <text:p text:style-name="P2"><text:span text:style-name="T1"><text:s text:c="4"/>the width, height, or overlap size is not a decimal number,</text:span></text:p>
      <text:p text:style-name="P2"><text:span text:style-name="T1"><text:s text:c="4"/>width or height is missing, is negative or zero,</text:span></text:p>
      <text:p text:style-name="P2"><text:span text:style-name="T1"><text:s text:c="4"/>overlap size is negative (i.e. overlap size may be zero),</text:span></text:p>
      <text:p text:style-name="P2"><text:span text:style-name="T1"><text:s text:c="4"/>overlap size is missing and the overlap size is needed for the computation.</text:span></text:p>
      <text:p text:style-name="P2"><text:span text:style-name="T1"/></text:p>
      <text:p text:style-name="P2"><text:span text:style-name="T1">Sample program runs:</text:span></text:p>
      <text:p text:style-name="P2"><text:span text:style-name="T1"/></text:p>
      <text:p text:style-name="P2"><text:span text:style-name="T1">Sheet dimensions:</text:span></text:p>
      <text:p text:style-name="P2"><text:span text:style-name="T1">2.5 3</text:span></text:p>
      <text:p text:style-name="P2"><text:span text:style-name="T1">Sail dimensions:</text:span></text:p>
      <text:p text:style-name="P2"><text:span text:style-name="T1">12 5</text:span></text:p>
      <text:p text:style-name="P2"><text:span text:style-name="T1">Overlap:</text:span></text:p>
      <text:p text:style-name="P2"><text:span text:style-name="T1">0</text:span></text:p>
      <text:p text:style-name="P2"><text:span text:style-name="T1">Sheets: 8</text:span></text:p>
      <text:p text:style-name="P2"><text:span text:style-name="T1"/></text:p>
      <text:p text:style-name="P2"><text:span text:style-name="T1">Sheet dimensions:</text:span></text:p>
      <text:p text:style-name="P2"><text:span text:style-name="T1">2.5 3</text:span></text:p>
      <text:p text:style-name="P2"><text:span text:style-name="T1">Sail dimensions:</text:span></text:p>
      <text:p text:style-name="P2"><text:span text:style-name="T1">12 5</text:span></text:p>
      <text:p text:style-name="P2"><text:span text:style-name="T1">Overlap:</text:span></text:p>
      <text:p text:style-name="P2"><text:span text:style-name="T1">0.2</text:span></text:p>
      <text:p text:style-name="P2"><text:span text:style-name="T1">Sheets: 12</text:span></text:p>
      <text:p text:style-name="P2"><text:span text:style-name="T1"/></text:p>
      <text:p text:style-name="P2"><text:span text:style-name="T1">Sheet dimensions:</text:span></text:p>
      <text:p text:style-name="P2"><text:span text:style-name="T1">4 3</text:span></text:p>
      <text:p text:style-name="P2"><text:span text:style-name="T1">Sail dimensions:</text:span></text:p>
      <text:p text:style-name="P2"><text:span text:style-name="T1">5 4</text:span></text:p>
      <text:p text:style-name="P2"><text:span text:style-name="T1">Overlap:</text:span></text:p>
      <text:p text:style-name="P2"><text:span text:style-name="T1">0.1</text:span></text:p>
      <text:p text:style-name="P2"><text:span text:style-name="T1">Sheets: 2</text:span></text:p>
      <text:p text:style-name="P2"><text:span text:style-name="T1"/></text:p>
      <text:p text:style-name="P2"><text:span text:style-name="T1">Sheet dimensions:</text:span></text:p>
      <text:p text:style-name="P2"><text:span text:style-name="T1">3 4</text:span></text:p>
      <text:p text:style-name="P2"><text:span text:style-name="T1">Sail dimensions:</text:span></text:p>
      <text:p text:style-name="P2"><text:span text:style-name="T1">2 2</text:span></text:p>
      <text:p text:style-name="P2"><text:span text:style-name="T1">Sheets: 1</text:span></text:p>
      <text:p text:style-name="P2"><text:span text:style-name="T1"/></text:p>
      <text:p text:style-name="P2"><text:span text:style-name="T1">Sheet dimensions:</text:span></text:p>
      <text:p text:style-name="P2"><text:span text:style-name="T1">1e100 1e100</text:span></text:p>
      <text:p text:style-name="P2"><text:span text:style-name="T1">Sail dimensions:</text:span></text:p>
      <text:p text:style-name="P2"><text:span text:style-name="T1">3e100 3e100</text:span></text:p>
      <text:p text:style-name="P2"><text:span text:style-name="T1">Overlap:</text:span></text:p>
      <text:p text:style-name="P2"><text:span text:style-name="T1">1e99</text:span></text:p>
      <text:p text:style-name="P2"><text:span text:style-name="T1">Sheets: 16</text:span></text:p>
      <text:p text:style-name="P2"><text:span text:style-name="T1"/></text:p>
      <text:p text:style-name="P2"><text:span text:style-name="T1">Sheet dimensions:</text:span></text:p>
      <text:p text:style-name="P2"><text:span text:style-name="T1">0.71 1</text:span></text:p>
      <text:p text:style-name="P2"><text:span text:style-name="T1">Sail dimensions:</text:span></text:p>
      <text:p text:style-name="P2"><text:span text:style-name="T1">4.91 1.7</text:span></text:p>
      <text:p text:style-name="P2"><text:span text:style-name="T1">Overlap:</text:span></text:p>
      <text:p text:style-name="P2"><text:span text:style-name="T1">0.01</text:span></text:p>
      <text:p text:style-name="P2"><text:span text:style-name="T1">Sheets: 14</text:span></text:p>
      <text:p text:style-name="P2"><text:span text:style-name="T1"/></text:p>
      <text:p text:style-name="P2"><text:span text:style-name="T1">Sheet dimensions:</text:span></text:p>
      <text:p text:style-name="P2"><text:span text:style-name="T1">2 2</text:span></text:p>
      <text:p text:style-name="P2"><text:span text:style-name="T1">Sail dimensions:</text:span></text:p>
      <text:p text:style-name="P2"><text:span text:style-name="T1">5 1</text:span></text:p>
      <text:p text:style-name="P2"><text:span text:style-name="T1">Overlap:</text:span></text:p>
      <text:p text:style-name="P2"><text:span text:style-name="T1">1.5</text:span></text:p>
      <text:p text:style-name="P2"><text:span text:style-name="T1">Sheets: 7</text:span></text:p>
      <text:p text:style-name="P2"><text:span text:style-name="T1"/></text:p>
      <text:p text:style-name="P2"><text:span text:style-name="T1">Sheet dimensions:</text:span></text:p>
      <text:p text:style-name="P2"><text:span text:style-name="T1">2 1</text:span></text:p>
      <text:p text:style-name="P2"><text:span text:style-name="T1">Sail dimensions:</text:span></text:p>
      <text:p text:style-name="P2"><text:span text:style-name="T1">5 1</text:span></text:p>
      <text:p text:style-name="P2"><text:span text:style-name="T1">Overlap:</text:span></text:p>
      <text:p text:style-name="P2"><text:span text:style-name="T1">1.5</text:span></text:p>
      <text:p text:style-name="P2"><text:span text:style-name="T1">Sheets: 7</text:span></text:p>
      <text:p text:style-name="P2"><text:span text:style-name="T1"/></text:p>
      <text:p text:style-name="P2"><text:span text:style-name="T1">Sheet dimensions:</text:span></text:p>
      <text:p text:style-name="P2"><text:span text:style-name="T1">1 1</text:span></text:p>
      <text:p text:style-name="P2"><text:span text:style-name="T1">Sail dimensions:</text:span></text:p>
      <text:p text:style-name="P2"><text:span text:style-name="T1">5 1</text:span></text:p>
      <text:p text:style-name="P2"><text:span text:style-name="T1">Overlap:</text:span></text:p>
      <text:p text:style-name="P2"><text:span text:style-name="T1">1.5</text:span></text:p>
      <text:p text:style-name="P2"><text:span text:style-name="T1">No solution.</text:span></text:p>
      <text:p text:style-name="P2"><text:span text:style-name="T1"/></text:p>
      <text:p text:style-name="P2"><text:span text:style-name="T1">Sheet dimensions:</text:span></text:p>
      <text:p text:style-name="P2"><text:span text:style-name="T1">3 abcd</text:span></text:p>
      <text:p text:style-name="P2"><text:span text:style-name="T1">Invalid input.</text:span></text:p>
      <text:p text:style-name="P2"><text:span text:style-name="T1"/></text:p>
      <text:p text:style-name="P2"><text:span text:style-name="T1">Sheet dimensions:</text:span></text:p>
      <text:p text:style-name="P2"><text:span text:style-name="T1">-5 1</text:span></text:p>
      <text:p text:style-name="P2"><text:span text:style-name="T1">Invalid input.</text:span></text:p>
      <text:p text:style-name="P3"><text:span text:style-name="T1"/></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